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afc5c"/>
    </style:style>
    <style:style style:name="P3" style:family="paragraph" style:parent-style-name="Text_20_body">
      <style:text-properties officeooo:rsid="000909ac"/>
    </style:style>
    <style:style style:name="P4" style:family="paragraph" style:parent-style-name="Standard">
      <style:text-properties style:font-name="Trebuchet MS" officeooo:rsid="000909ac"/>
    </style:style>
    <style:style style:name="P5" style:family="paragraph" style:parent-style-name="Table_20_Contents">
      <style:text-properties style:font-name="Trebuchet MS" officeooo:rsid="000909ac" officeooo:paragraph-rsid="000909ac"/>
    </style:style>
    <style:style style:name="P6" style:family="paragraph" style:parent-style-name="Table_20_Contents">
      <style:text-properties style:font-name="Times New Roman" fo:font-size="12pt" fo:font-weight="bold" officeooo:rsid="00156b67" officeooo:paragraph-rsid="00156b67" style:font-size-asian="12pt" style:font-weight-asian="bold" style:font-size-complex="12pt" style:font-weight-complex="bold"/>
    </style:style>
    <style:style style:name="P7" style:family="paragraph" style:parent-style-name="Text_20_body" style:list-style-name="L1">
      <style:text-properties officeooo:paragraph-rsid="0017f3ea"/>
    </style:style>
    <style:style style:name="T1" style:family="text">
      <style:text-properties fo:font-style="italic" officeooo:rsid="00145115" style:font-style-asian="italic" style:font-style-complex="italic"/>
    </style:style>
    <style:style style:name="T2" style:family="text">
      <style:text-properties fo:font-style="italic" officeooo:rsid="0017f3ea" style:font-style-asian="italic" style:font-style-complex="italic"/>
    </style:style>
    <style:style style:name="T3" style:family="text">
      <style:text-properties officeooo:rsid="0007814d"/>
    </style:style>
    <style:style style:name="T4" style:family="text">
      <style:text-properties officeooo:rsid="000afc5c"/>
    </style:style>
    <style:style style:name="T5" style:family="text">
      <style:text-properties style:text-underline-style="none" officeooo:rsid="0007814d"/>
    </style:style>
    <style:style style:name="T6" style:family="text">
      <style:text-properties officeooo:rsid="000d2b30"/>
    </style:style>
    <style:style style:name="T7" style:family="text">
      <style:text-properties officeooo:rsid="00145115"/>
    </style:style>
    <style:style style:name="T8" style:family="text">
      <style:text-properties officeooo:rsid="0016e227"/>
    </style:style>
    <style:style style:name="T9" style:family="text">
      <style:text-properties officeooo:rsid="00185a6a"/>
    </style:style>
    <style:style style:name="T10" style:family="text">
      <style:text-properties officeooo:rsid="0018b541"/>
    </style:style>
    <style:style style:name="T11" style:family="text">
      <style:text-properties officeooo:rsid="001a3007"/>
    </style:style>
    <style:style style:name="T12" style:family="text">
      <style:text-properties officeooo:rsid="0019dee6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6">Inserisci nuovo tirocinante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7">Federica</text:span><text:span text:style-name="T4"> – </text:span><text:span text:style-name="T1">impiegata </text:span><text:span text:style-name="T2">asilo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0576833" text:style-name="L1">
              <text:list-item>
                <text:p text:style-name="P7"><text:span text:style-name="T9">Federica, impiegata dell'asilo, deve </text:span><text:span text:style-name="T10">inserire ne</text:span><text:span text:style-name="T9">l registro un</text:span><text:span text:style-name="T11">o</text:span><text:span text:style-name="T9"> </text:span><text:span text:style-name="T11">studente</text:span><text:span text:style-name="T9"> che </text:span><text:span text:style-name="T10">inizia</text:span><text:span text:style-name="T9"> la sua attività di tirocinio presso l'asilo </text:span><text:span text:style-name="T11">Mazzetti</text:span><text:span text:style-name="T9">.</text:span></text:p>
              </text:list-item>
              <text:list-item>
                <text:p text:style-name="P7"><text:span text:style-name="T7">Federica </text:span><text:span text:style-name="T6">s</text:span>i connette alla rete<text:span text:style-name="T10"> e a</text:span><text:span text:style-name="T3">ccede al sito </text:span><text:span text:style-name="T5">dell'asilo Mazzetti.</text:span></text:p>
              </text:list-item>
              <text:list-item>
                <text:p text:style-name="P7"><text:span text:style-name="T7">Federica</text:span><text:span text:style-name="T3"> inserisce </text:span><text:span text:style-name="T6">username e passw</text:span><text:span text:style-name="T12">o</text:span><text:span text:style-name="T6">rd per la sua autenticazione</text:span></text:p>
                <text:list>
                  <text:list-item>
                    <text:p text:style-name="P7">Il sistema mostra una schermata con tutte le possibili operazioni</text:p>
                  </text:list-item>
                </text:list>
              </text:list-item>
              <text:list-item>
                <text:p text:style-name="P7"><text:span text:style-name="T7">Federica</text:span><text:span text:style-name="T3"> </text:span><text:span text:style-name="T7">sceglie l'area del sito riguardante </text:span><text:span text:style-name="T10">l'inserimento di un nuovo tirocinante</text:span></text:p>
              </text:list-item>
              <text:list-item>
                <text:p text:style-name="P7">Federica compila il form inserendo tutti i dati <text:span text:style-name="T8">della</text:span> nuov<text:span text:style-name="T8">a</text:span> tirocinante “<text:span text:style-name="T8">Antonella Biondi”</text:span>e sottomette al sistema</text:p>
                <text:list>
                  <text:list-item>
                    <text:p text:style-name="P7">Il sistema memorizza <text:span text:style-name="T8">i dati della </text:span>tirocinante e notifica l'avvenuto inserimento</text:p>
                  </text:list-item>
                </text:list>
              </text:list-item>
              <text:list-item>
                <text:p text:style-name="P7"><text:span text:style-name="T7">Federica</text:span> si disconnette dal sistema</text:p>
              </text:list-item>
            </text:list>
          </table:table-cell>
        </table:table-row>
      </table:table>
      <text:p text:style-name="P4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0:33:37.07</meta:creation-date>
    <dc:date>2012-10-18T10:43:58.61</dc:date>
    <meta:editing-duration>PT4H32M56S</meta:editing-duration>
    <meta:editing-cycles>13</meta:editing-cycles>
    <meta:generator>LibreOffice/3.6$Windows_x86 LibreOffice_project/da8c1e6-fd468f4-454e206-f42a4a9-143cfd</meta:generator>
    <dc:creator>Mariella </dc:creator>
    <meta:document-statistic meta:table-count="1" meta:image-count="0" meta:object-count="0" meta:page-count="1" meta:paragraph-count="13" meta:word-count="116" meta:character-count="778" meta:non-whitespace-character-count="682"/>
  </office:meta>
</office:document-meta>
</file>